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2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36cm" svg:y1="1.058cm" svg:x2="20.027cm" svg:y2="1.058cm" svg:d="M936 1058h19091" svg:viewBox="0 0 19092 1">
          <text:p/>
        </draw:connector>
        <draw:connector draw:style-name="gr1" draw:text-style-name="P1" xml:id="id2" draw:id="id2" draw:layer="layout" draw:type="line" svg:x1="0.936cm" svg:y1="1.058cm" svg:x2="0.977cm" svg:y2="28.738cm" draw:start-shape="id1" draw:start-glue-point="2" svg:d="M936 1058l41 27680" svg:viewBox="0 0 42 27681">
          <text:p/>
        </draw:connector>
        <draw:connector draw:style-name="gr1" draw:text-style-name="P1" xml:id="id3" draw:id="id3" draw:layer="layout" draw:type="line" svg:x1="20.027cm" svg:y1="1.058cm" svg:x2="19.945cm" svg:y2="28.738cm" draw:start-shape="id1" draw:start-glue-point="3" svg:d="M20027 1058l-82 27680" svg:viewBox="0 0 83 27681">
          <text:p/>
        </draw:connector>
        <draw:connector draw:style-name="gr1" draw:text-style-name="P1" draw:layer="layout" draw:type="line" svg:x1="0.977cm" svg:y1="28.738cm" svg:x2="8.019cm" svg:y2="28.656cm" draw:start-shape="id2" draw:start-glue-point="3" svg:d="M977 28738l7042-82" svg:viewBox="0 0 7043 83">
          <text:p/>
        </draw:connector>
        <draw:connector draw:style-name="gr1" draw:text-style-name="P1" draw:layer="layout" draw:type="line" svg:x1="19.945cm" svg:y1="28.738cm" svg:x2="11.031cm" svg:y2="28.697cm" draw:start-shape="id3" draw:start-glue-point="3" svg:d="M19945 28738l-8914-41" svg:viewBox="0 0 8915 42">
          <text:p/>
        </draw:connector>
        <draw:connector draw:style-name="gr1" draw:text-style-name="P1" draw:layer="layout" draw:type="line" svg:x1="8.06cm" svg:y1="29.674cm" svg:x2="8.06cm" svg:y2="26.987cm" svg:d="M8060 29674v-2687" svg:viewBox="0 0 1 2688">
          <text:p/>
        </draw:connector>
        <draw:connector draw:style-name="gr1" draw:text-style-name="P1" draw:layer="layout" draw:type="line" svg:x1="11.031cm" svg:y1="29.633cm" svg:x2="11.031cm" svg:y2="26.987cm" svg:d="M11031 29633v-2646" svg:viewBox="0 0 1 2647">
          <text:p/>
        </draw:connector>
        <draw:custom-shape draw:style-name="gr2" draw:text-style-name="P1" draw:layer="layout" svg:width="0.9cm" svg:height="1.3cm" svg:x="1cm" svg:y="3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3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3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1.1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1.1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3cm" svg:x="1cm" svg:y="20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cm" svg:y="20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4cm" svg:y="27.4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4cm" svg:y="27.4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4cm" svg:y="26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9cm" svg:y="16.9cm">
          <text:p text:style-name="P1">S/I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1cm" svg:height="3.45cm" svg:x="8.4cm" svg:y="10.55cm">
          <draw:text-box>
            <text:p text:style-name="P2"><text:span text:style-name="T1">S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10:52:15.270693547</meta:creation-date>
    <dc:date>2016-07-05T11:00:26.033984764</dc:date>
    <dc:creator>SD Canto</dc:creator>
    <meta:editing-duration>P0D</meta:editing-duration>
    <meta:editing-cycles>1</meta:editing-cycles>
    <meta:document-statistic meta:object-count="19"/>
    <meta:generator>LibreOffice/4.2.8.2$Linux_x86 LibreOffice_project/420m0$Build-2</meta:generator>
  </office:meta>
</office:document-meta>
</file>